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fill-color="#eeeeee" draw:textarea-vertical-align="middle"/>
    </style:style>
    <style:style style:name="gr3" style:family="graphic" style:parent-style-name="standard">
      <style:graphic-properties draw:fill-color="#ffffff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-color="#83caff" draw:textarea-vertical-align="middle"/>
    </style:style>
    <style:style style:name="gr6" style:family="graphic" style:parent-style-name="standard">
      <style:graphic-properties draw:fill-color="#ffff99" draw:textarea-vertical-align="middle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fill-color="#ffcc99" draw:textarea-vertical-align="middle"/>
    </style:style>
    <style:style style:name="gr10" style:family="graphic" style:parent-style-name="standard">
      <style:graphic-properties draw:fill-color="#ffffcc" draw:textarea-vertical-align="middle"/>
    </style:style>
    <style:style style:name="gr11" style:family="graphic" style:parent-style-name="standard">
      <style:graphic-properties draw:fill-color="#ff99ff" draw:textarea-vertical-align="middle"/>
    </style:style>
    <style:style style:name="gr12" style:family="graphic" style:parent-style-name="standard">
      <style:graphic-properties draw:fill-color="#ffccff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7cm"/>
    </style:style>
    <style:style style:name="gr14" style:family="graphic" style:parent-style-name="objectwithoutfill">
      <style:graphic-properties svg:stroke-width="0.081cm" svg:stroke-color="#996600" draw:marker-start="Dimension_20_Lines" draw:marker-start-width="0.421cm" draw:marker-end="Arrow" draw:marker-end-width="0.421cm" draw:fill="none" draw:textarea-vertical-align="middle" fo:padding-top="0.165cm" fo:padding-bottom="0.165cm" fo:padding-left="0.29cm" fo:padding-right="0.29cm"/>
    </style:style>
    <style:style style:name="gr15" style:family="graphic" style:parent-style-name="standard">
      <style:graphic-properties draw:fill-color="#ccffff" draw:textarea-vertical-align="middle"/>
    </style:style>
    <style:style style:name="gr16" style:family="graphic" style:parent-style-name="standard">
      <style:graphic-properties draw:fill-color="#ffcc00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style:font-size-asian="9pt" style:font-size-complex="9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6pt" style:font-size-asian="6pt" style:font-size-complex="6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app.js" draw:style-name="dp1" draw:master-page-name="Zoom100">
        <draw:rect draw:style-name="gr1" draw:text-style-name="P2" xml:id="id1" draw:id="id1" draw:layer="layout" svg:width="2.794cm" svg:height="0.762cm" svg:x="9.509cm" svg:y="9.636cm">
          <text:p text:style-name="P1"><text:span text:style-name="T1">jplist</text:span></text:p>
        </draw:rect>
        <draw:rect draw:style-name="gr2" draw:text-style-name="P2" xml:id="id2" draw:id="id2" draw:layer="layout" svg:width="2.794cm" svg:height="0.762cm" svg:x="9.509cm" svg:y="11.16cm">
          <text:p text:style-name="P1"><text:span text:style-name="T1">command</text:span></text:p>
        </draw:rect>
        <draw:rect draw:style-name="gr3" draw:text-style-name="P2" xml:id="id3" draw:id="id3" draw:layer="layout" svg:width="2.794cm" svg:height="0.762cm" svg:x="4.28cm" svg:y="13.184cm">
          <text:p text:style-name="P1"><text:span text:style-name="T1">init</text:span></text:p>
        </draw:rect>
        <draw:rect draw:style-name="gr3" draw:text-style-name="P2" xml:id="id5" draw:id="id5" draw:layer="layout" svg:width="2.794cm" svg:height="0.762cm" svg:x="7.963cm" svg:y="13.184cm">
          <text:p text:style-name="P1"><text:span text:style-name="T1">add</text:span></text:p>
        </draw:rect>
        <draw:rect draw:style-name="gr3" draw:text-style-name="P2" xml:id="id6" draw:id="id6" draw:layer="layout" svg:width="2.794cm" svg:height="0.762cm" svg:x="11.392cm" svg:y="13.184cm">
          <text:p text:style-name="P1"><text:span text:style-name="T1">del</text:span></text:p>
        </draw:rect>
        <draw:rect draw:style-name="gr3" draw:text-style-name="P2" xml:id="id4" draw:id="id4" draw:layer="layout" svg:width="2.794cm" svg:height="0.762cm" svg:x="14.567cm" svg:y="13.184cm">
          <text:p text:style-name="P1"><text:span text:style-name="T1">getDataItems</text:span></text:p>
        </draw:rect>
        <draw:connector draw:style-name="gr4" draw:text-style-name="P1" draw:layer="layout" draw:type="curve" svg:x1="10.906cm" svg:y1="10.398cm" svg:x2="10.906cm" svg:y2="11.16cm" draw:start-shape="id1" draw:start-glue-point="2" draw:end-shape="id2" draw:end-glue-point="0" svg:d="M10906 10398v762">
          <text:p/>
        </draw:connector>
        <draw:connector draw:style-name="gr4" draw:text-style-name="P1" draw:layer="layout" draw:type="curve" svg:x1="9.509cm" svg:y1="11.541cm" svg:x2="5.677cm" svg:y2="13.184cm" draw:start-shape="id2" draw:start-glue-point="3" draw:end-shape="id3" draw:end-glue-point="0" svg:d="M9509 11541c-2555 0-3832 547-3832 1643">
          <text:p/>
        </draw:connector>
        <draw:connector draw:style-name="gr4" draw:text-style-name="P1" draw:layer="layout" draw:type="curve" svg:x1="12.303cm" svg:y1="11.541cm" svg:x2="15.964cm" svg:y2="13.184cm" draw:start-shape="id2" draw:start-glue-point="1" draw:end-shape="id4" draw:end-glue-point="0" svg:d="M12303 11541c2441 0 3661 547 3661 1643">
          <text:p/>
        </draw:connector>
        <draw:connector draw:style-name="gr4" draw:text-style-name="P1" draw:layer="layout" draw:type="curve" svg:x1="9.509cm" svg:y1="11.541cm" svg:x2="9.36cm" svg:y2="13.184cm" draw:start-shape="id2" draw:start-glue-point="3" draw:end-shape="id5" draw:end-glue-point="0" svg:d="M9509 11541c-751 0-627 506-476 681s327 16 327 962">
          <text:p/>
        </draw:connector>
        <draw:connector draw:style-name="gr4" draw:text-style-name="P1" draw:layer="layout" draw:type="curve" svg:x1="12.303cm" svg:y1="11.541cm" svg:x2="12.789cm" svg:y2="13.184cm" draw:start-shape="id2" draw:start-glue-point="1" draw:end-shape="id6" draw:end-glue-point="0" svg:d="M12303 11541c751 0 625 506 559 681s-73 16-73 962">
          <text:p/>
        </draw:connector>
        <draw:rect draw:style-name="gr3" draw:text-style-name="P2" xml:id="id32" draw:id="id32" draw:layer="layout" svg:width="2.794cm" svg:height="0.762cm" svg:x="4.302cm" svg:y="15.162cm">
          <text:p text:style-name="P1"><text:span text:style-name="T1">Init observer</text:span></text:p>
        </draw:rect>
        <draw:rect draw:style-name="gr3" draw:text-style-name="P2" xml:id="id31" draw:id="id31" draw:layer="layout" svg:width="2.794cm" svg:height="0.762cm" svg:x="4.302cm" svg:y="16.978cm">
          <text:p text:style-name="P1"><text:span text:style-name="T1">Init history</text:span></text:p>
        </draw:rect>
        <draw:rect draw:style-name="gr5" draw:text-style-name="P2" xml:id="id28" draw:id="id28" draw:layer="layout" svg:width="2.794cm" svg:height="0.762cm" svg:x="4.302cm" svg:y="18.483cm">
          <text:p text:style-name="P1"><text:span text:style-name="T1">Init panel </text:span></text:p>
          <text:p text:style-name="P1"><text:span text:style-name="T1">controller</text:span></text:p>
        </draw:rect>
        <draw:rect draw:style-name="gr5" draw:text-style-name="P2" xml:id="id27" draw:id="id27" draw:layer="layout" svg:width="2.794cm" svg:height="0.762cm" svg:x="4.302cm" svg:y="20.261cm">
          <text:p text:style-name="P1"><text:span text:style-name="T1">Init data source</text:span></text:p>
        </draw:rect>
        <draw:rect draw:style-name="gr6" draw:text-style-name="P2" xml:id="id10" draw:id="id10" draw:layer="layout" svg:width="2.794cm" svg:height="0.762cm" svg:x="4.302cm" svg:y="22.28cm">
          <text:p text:style-name="P1"><text:span text:style-name="T1">Init events</text:span></text:p>
        </draw:rect>
        <draw:custom-shape draw:style-name="gr7" draw:text-style-name="P2" xml:id="id7" draw:id="id7" draw:layer="layout" svg:width="2.54cm" svg:height="2.286cm" svg:x="4.337cm" svg:y="25.177cm">
          <text:p text:style-name="P1"><text:span text:style-name="T1">DeepLinking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3" draw:text-style-name="P2" xml:id="id8" draw:id="id8" draw:layer="layout" svg:width="4.064cm" svg:height="1.27cm" svg:x="0.835cm" svg:y="28.117cm">
          <text:p text:style-name="P1"><text:span text:style-name="T1">setStatusesByDeepLink</text:span></text:p>
        </draw:rect>
        <draw:connector draw:style-name="gr8" draw:text-style-name="P3" draw:layer="layout" draw:type="curve" svg:x1="4.337cm" svg:y1="26.32cm" svg:x2="2.867cm" svg:y2="28.117cm" draw:start-shape="id7" draw:start-glue-point="5" draw:end-shape="id8" draw:end-glue-point="0" svg:d="M4337 26320c-980 0-1470 599-1470 1797">
          <text:p text:style-name="P1"><text:span text:style-name="T2">yes</text:span></text:p>
        </draw:connector>
        <draw:rect draw:style-name="gr3" draw:text-style-name="P2" xml:id="id9" draw:id="id9" draw:layer="layout" svg:width="4.064cm" svg:height="1.27cm" svg:x="6.334cm" svg:y="28.098cm">
          <text:p text:style-name="P1"><text:span text:style-name="T1">setStatusesFromStorage</text:span></text:p>
        </draw:rect>
        <draw:connector draw:style-name="gr8" draw:text-style-name="P2" draw:layer="layout" draw:type="curve" svg:x1="6.877cm" svg:y1="26.32cm" svg:x2="8.366cm" svg:y2="28.098cm" draw:start-shape="id7" draw:end-shape="id9" draw:end-glue-point="0" svg:d="M6877 26320c993 0 1489 592 1489 1778">
          <text:p text:style-name="P1"><text:span text:style-name="T1">no</text:span></text:p>
        </draw:connector>
        <draw:connector draw:style-name="gr4" draw:text-style-name="P1" draw:layer="layout" draw:type="curve" svg:x1="5.699cm" svg:y1="23.042cm" svg:x2="5.607cm" svg:y2="25.177cm" draw:start-shape="id10" draw:start-glue-point="2" draw:end-shape="id7" draw:end-glue-point="4" svg:d="M5699 23042c0 1602-92 535-92 2135">
          <text:p/>
        </draw:connector>
        <draw:rect draw:style-name="gr9" draw:text-style-name="P2" xml:id="id18" draw:id="id18" draw:layer="layout" svg:width="2.794cm" svg:height="0.762cm" svg:x="4.175cm" svg:y="31.43cm">
          <text:p text:style-name="P1"><text:span text:style-name="T1">send 'init' event</text:span></text:p>
        </draw:rect>
        <draw:rect draw:style-name="gr6" draw:text-style-name="P2" xml:id="id11" draw:id="id11" draw:layer="layout" svg:width="2.794cm" svg:height="0.762cm" svg:x="-10.811cm" svg:y="9.382cm">
          <text:p text:style-name="P1"><text:span text:style-name="T1">Init events</text:span></text:p>
        </draw:rect>
        <draw:rect draw:style-name="gr3" draw:text-style-name="P2" xml:id="id15" draw:id="id15" draw:layer="layout" svg:width="2.794cm" svg:height="0.762cm" svg:x="-8.652cm" svg:y="12.176cm">
          <text:p text:style-name="P1"><text:span text:style-name="T1">Known Statuses</text:span></text:p>
          <text:p text:style-name="P1"><text:span text:style-name="T1">Changed</text:span></text:p>
        </draw:rect>
        <draw:rect draw:style-name="gr10" draw:text-style-name="P2" xml:id="id16" draw:id="id16" draw:layer="layout" svg:width="2.794cm" svg:height="0.762cm" svg:x="-5.477cm" svg:y="12.176cm">
          <text:p text:style-name="P1"><text:span text:style-name="T1">Statuses Applied</text:span></text:p>
          <text:p text:style-name="P1"><text:span text:style-name="T1">ToList</text:span></text:p>
        </draw:rect>
        <draw:rect draw:style-name="gr10" draw:text-style-name="P2" xml:id="id17" draw:id="id17" draw:layer="layout" svg:width="2.794cm" svg:height="0.762cm" svg:x="-2.302cm" svg:y="12.176cm">
          <text:p text:style-name="P1"><text:span text:style-name="T1">Unknown Statuses</text:span></text:p>
          <text:p text:style-name="P1"><text:span text:style-name="T1">Changed</text:span></text:p>
        </draw:rect>
        <draw:rect draw:style-name="gr10" draw:text-style-name="P2" xml:id="id14" draw:id="id14" draw:layer="layout" svg:width="2.794cm" svg:height="0.762cm" svg:x="-11.827cm" svg:y="12.176cm">
          <text:p text:style-name="P1"><text:span text:style-name="T1">IosBtnPath</text:span></text:p>
          <text:p text:style-name="P1"><text:span text:style-name="T1">onclick</text:span></text:p>
        </draw:rect>
        <draw:rect draw:style-name="gr10" draw:text-style-name="P2" xml:id="id13" draw:id="id13" draw:layer="layout" svg:width="2.794cm" svg:height="0.762cm" svg:x="-15.002cm" svg:y="12.176cm">
          <text:p text:style-name="P1"><text:span text:style-name="T1">statusChanged</text:span></text:p>
        </draw:rect>
        <draw:rect draw:style-name="gr10" draw:text-style-name="P2" xml:id="id12" draw:id="id12" draw:layer="layout" svg:width="2.794cm" svg:height="0.762cm" svg:x="-18.177cm" svg:y="12.176cm">
          <text:p text:style-name="P1"><text:span text:style-name="T1">Statuses Changed</text:span></text:p>
          <text:p text:style-name="P1"><text:span text:style-name="T1">ByDeepLinks</text:span></text:p>
        </draw:rect>
        <draw:connector draw:style-name="gr4" draw:text-style-name="P1" draw:layer="layout" draw:type="curve" svg:x1="-10.811cm" svg:y1="9.763cm" svg:x2="-16.78cm" svg:y2="12.176cm" draw:start-shape="id11" draw:start-glue-point="3" draw:end-shape="id12" draw:end-glue-point="0" svg:d="M-10811 9763c-3980 0-5969 804-5969 2413">
          <text:p/>
        </draw:connector>
        <draw:connector draw:style-name="gr4" draw:text-style-name="P1" draw:layer="layout" draw:type="curve" svg:x1="-10.811cm" svg:y1="9.763cm" svg:x2="-13.605cm" svg:y2="12.176cm" draw:start-shape="id11" draw:start-glue-point="3" draw:end-shape="id13" draw:end-glue-point="0" svg:d="M-10811 9763c-1863 0-2794 804-2794 2413">
          <text:p/>
        </draw:connector>
        <draw:connector draw:style-name="gr4" draw:text-style-name="P1" draw:layer="layout" draw:type="curve" svg:x1="-9.414cm" svg:y1="10.144cm" svg:x2="-10.43cm" svg:y2="12.176cm" draw:start-shape="id11" draw:end-shape="id14" draw:end-glue-point="0" svg:d="M-9414 10144c0 1524-1016 508-1016 2032">
          <text:p/>
        </draw:connector>
        <draw:connector draw:style-name="gr4" draw:text-style-name="P1" draw:layer="layout" draw:type="curve" svg:x1="-9.414cm" svg:y1="10.144cm" svg:x2="-7.255cm" svg:y2="12.176cm" draw:start-shape="id11" draw:start-glue-point="2" draw:end-shape="id15" draw:end-glue-point="0" svg:d="M-9414 10144c0 1524 2159 508 2159 2032">
          <text:p/>
        </draw:connector>
        <draw:connector draw:style-name="gr4" draw:text-style-name="P1" draw:layer="layout" draw:type="curve" svg:x1="-8.017cm" svg:y1="9.763cm" svg:x2="-4.08cm" svg:y2="12.176cm" draw:start-shape="id11" draw:start-glue-point="1" draw:end-shape="id16" draw:end-glue-point="0" svg:d="M-8017 9763c2625 0 3937 804 3937 2413">
          <text:p/>
        </draw:connector>
        <draw:connector draw:style-name="gr4" draw:text-style-name="P1" draw:layer="layout" draw:type="curve" svg:x1="-8.017cm" svg:y1="9.763cm" svg:x2="-0.905cm" svg:y2="12.176cm" draw:start-shape="id11" draw:start-glue-point="1" draw:end-shape="id17" draw:end-glue-point="0" svg:d="M-8017 9763c4742 0 7112 804 7112 2413">
          <text:p/>
        </draw:connector>
        <draw:connector draw:style-name="gr4" draw:text-style-name="P1" draw:layer="layout" draw:type="curve" svg:x1="2.867cm" svg:y1="29.387cm" svg:x2="5.572cm" svg:y2="31.43cm" draw:start-shape="id8" draw:start-glue-point="2" draw:end-shape="id18" draw:end-glue-point="0" svg:d="M2867 29387c0 1533 2705 512 2705 2043">
          <text:p/>
        </draw:connector>
        <draw:connector draw:style-name="gr4" draw:text-style-name="P1" draw:layer="layout" draw:type="curve" svg:x1="8.366cm" svg:y1="29.368cm" svg:x2="5.572cm" svg:y2="31.43cm" draw:start-shape="id9" draw:start-glue-point="2" draw:end-shape="id18" draw:end-glue-point="0" svg:d="M8366 29368c0 1546-2794 516-2794 2062">
          <text:p/>
        </draw:connector>
        <draw:rect draw:style-name="gr3" draw:text-style-name="P2" xml:id="id20" draw:id="id20" draw:layer="layout" svg:width="3.556cm" svg:height="1.332cm" svg:x="-9.414cm" svg:y="14.019cm">
          <text:p text:style-name="P1"><text:span text:style-name="T1">DOM / Server controller</text:span></text:p>
          <text:p text:style-name="P1"><text:span text:style-name="T1">renderStatuses</text:span></text:p>
        </draw:rect>
        <draw:rect draw:style-name="gr3" draw:text-style-name="P2" draw:layer="layout" svg:width="2.794cm" svg:height="0.762cm" svg:x="-8.652cm" svg:y="12.176cm">
          <text:p text:style-name="P1"><text:span text:style-name="T1">Known Statuses</text:span></text:p>
          <text:p text:style-name="P1"><text:span text:style-name="T1">Changed</text:span></text:p>
        </draw:rect>
        <draw:rect draw:style-name="gr10" draw:text-style-name="P2" xml:id="id19" draw:id="id19" draw:layer="layout" svg:width="2.794cm" svg:height="0.762cm" svg:x="-8.652cm" svg:y="12.176cm">
          <text:p text:style-name="P1"><text:span text:style-name="T1">Known Statuses</text:span></text:p>
          <text:p text:style-name="P1"><text:span text:style-name="T1">Changed</text:span></text:p>
        </draw:rect>
        <draw:connector draw:style-name="gr4" draw:text-style-name="P1" draw:layer="layout" draw:type="curve" svg:x1="-7.255cm" svg:y1="12.938cm" svg:x2="-7.636cm" svg:y2="14.019cm" draw:start-shape="id19" draw:start-glue-point="2" draw:end-shape="id20" draw:end-glue-point="0" svg:d="M-7255 12938c0 811-381 271-381 1081">
          <text:p/>
        </draw:connector>
        <draw:rect draw:style-name="gr3" draw:text-style-name="P2" xml:id="id21" draw:id="id21" draw:layer="layout" svg:width="2.794cm" svg:height="0.762cm" svg:x="-5.35cm" svg:y="13.954cm">
          <text:p text:style-name="P1"><text:span text:style-name="T1">setStatuses</text:span></text:p>
        </draw:rect>
        <draw:rect draw:style-name="gr3" draw:text-style-name="P2" xml:id="id26" draw:id="id26" draw:layer="layout" svg:width="2.794cm" svg:height="0.762cm" svg:x="-5.35cm" svg:y="15.478cm">
          <text:p text:style-name="P1"><text:span text:style-name="T1">UpdateUrl</text:span></text:p>
          <text:p text:style-name="P1"><text:span text:style-name="T1">PerControls</text:span></text:p>
        </draw:rect>
        <draw:connector draw:style-name="gr4" draw:text-style-name="P1" draw:layer="layout" draw:type="curve" svg:x1="-4.08cm" svg:y1="12.938cm" svg:x2="-3.953cm" svg:y2="13.954cm" draw:start-shape="id16" draw:start-glue-point="2" draw:end-shape="id21" draw:end-glue-point="0" svg:d="M-4080 12938c0 762 127 254 127 1016">
          <text:p/>
        </draw:connector>
        <draw:rect draw:style-name="gr11" draw:text-style-name="P2" xml:id="id22" draw:id="id22" draw:layer="layout" svg:width="4.191cm" svg:height="2.667cm" svg:x="-2.175cm" svg:y="13.954cm">
          <text:p text:style-name="P1"><text:span text:style-name="T1">Call panel</text:span></text:p>
          <text:p text:style-name="P1"><text:span text:style-name="T1">Unknown</text:span></text:p>
          <text:p text:style-name="P1"><text:span text:style-name="T1">StatusesChanged</text:span></text:p>
          <text:p text:style-name="P1"><text:span text:style-name="T1">(It just call get statuses</text:span></text:p>
          <text:p text:style-name="P1"><text:span text:style-name="T1">And after that triggers</text:span></text:p>
          <text:p text:style-name="P1"><text:span text:style-name="T1">“</text:span><text:span text:style-name="T1">known status change” event)</text:span></text:p>
        </draw:rect>
        <draw:connector draw:style-name="gr4" draw:text-style-name="P1" draw:layer="layout" draw:type="curve" svg:x1="-0.905cm" svg:y1="12.938cm" svg:x2="-0.08cm" svg:y2="13.954cm" draw:start-shape="id17" draw:start-glue-point="2" draw:end-shape="id22" draw:end-glue-point="0" svg:d="M-905 12938c0 762 825 254 825 1016">
          <text:p/>
        </draw:connector>
        <draw:rect draw:style-name="gr3" draw:text-style-name="P2" xml:id="id24" draw:id="id24" draw:layer="layout" svg:width="2.794cm" svg:height="0.762cm" svg:x="-15.002cm" svg:y="14.081cm">
          <text:p text:style-name="P1"><text:span text:style-name="T1">history.addStatus</text:span></text:p>
        </draw:rect>
        <draw:rect draw:style-name="gr11" draw:text-style-name="P2" xml:id="id25" draw:id="id25" draw:layer="layout" svg:width="2.794cm" svg:height="0.762cm" svg:x="-15.002cm" svg:y="15.732cm">
          <text:p text:style-name="P1"><text:span text:style-name="T1">Panel</text:span></text:p>
          <text:p text:style-name="P1"><text:span text:style-name="T1">mergeStatuses</text:span></text:p>
        </draw:rect>
        <draw:rect draw:style-name="gr12" draw:text-style-name="P2" xml:id="id23" draw:id="id23" draw:layer="layout" svg:width="2.921cm" svg:height="1.524cm" svg:x="-18.304cm" svg:y="14.208cm">
          <text:p text:style-name="P1"><text:span text:style-name="T1">Panel</text:span></text:p>
          <text:p text:style-name="P1"><text:span text:style-name="T1">StatusesChanged</text:span></text:p>
          <text:p text:style-name="P1"><text:span text:style-name="T1">ByDeepLinks</text:span></text:p>
        </draw:rect>
        <draw:connector draw:style-name="gr4" draw:text-style-name="P1" draw:layer="layout" draw:type="curve" svg:x1="-16.78cm" svg:y1="12.938cm" svg:x2="-16.844cm" svg:y2="14.208cm" draw:start-shape="id12" draw:start-glue-point="2" draw:end-shape="id23" draw:end-glue-point="0" svg:d="M-16780 12938c0 952-64 318-64 1270">
          <text:p/>
        </draw:connector>
        <draw:connector draw:style-name="gr4" draw:text-style-name="P1" draw:layer="layout" draw:type="curve" svg:x1="-13.605cm" svg:y1="14.843cm" svg:x2="-13.605cm" svg:y2="15.732cm" draw:start-shape="id24" draw:start-glue-point="2" draw:end-shape="id25" draw:end-glue-point="0" svg:d="M-13605 14843v889">
          <text:p/>
        </draw:connector>
        <draw:connector draw:style-name="gr4" draw:text-style-name="P1" draw:layer="layout" draw:type="curve" svg:x1="-13.605cm" svg:y1="12.938cm" svg:x2="-13.605cm" svg:y2="14.081cm" draw:start-shape="id13" draw:start-glue-point="2" draw:end-shape="id24" draw:end-glue-point="0" svg:d="M-13605 12938v1143">
          <text:p/>
        </draw:connector>
        <draw:connector draw:style-name="gr4" draw:text-style-name="P1" draw:layer="layout" draw:type="curve" svg:x1="-3.953cm" svg:y1="14.716cm" svg:x2="-3.953cm" svg:y2="15.478cm" draw:start-shape="id21" draw:start-glue-point="2" draw:end-shape="id26" draw:end-glue-point="0" svg:d="M-3953 14716v762">
          <text:p/>
        </draw:connector>
        <draw:frame draw:style-name="gr13" draw:layer="layout" svg:width="2.407cm" svg:height="0.962cm" svg:x="10.017cm" svg:y="6.207cm">
          <draw:text-box>
            <text:p>APP.js</text:p>
          </draw:text-box>
        </draw:frame>
        <draw:connector draw:style-name="gr14" draw:text-style-name="P1" draw:layer="layout" draw:type="curve" draw:line-skew="4.253cm" svg:x1="4.302cm" svg:y1="22.661cm" svg:x2="-8.017cm" svg:y2="9.763cm" draw:start-shape="id10" draw:start-glue-point="3" draw:end-shape="id11" svg:d="M4302 22661c-2859 0 3300-12898-12319-12898">
          <text:p/>
        </draw:connector>
        <draw:connector draw:style-name="gr4" draw:text-style-name="P1" draw:layer="layout" draw:type="curve" svg:x1="5.699cm" svg:y1="21.023cm" svg:x2="5.699cm" svg:y2="22.28cm" draw:start-shape="id27" draw:start-glue-point="2" draw:end-shape="id10" draw:end-glue-point="0" svg:d="M5699 21023v1257">
          <text:p/>
        </draw:connector>
        <draw:connector draw:style-name="gr4" draw:text-style-name="P1" draw:layer="layout" draw:type="curve" svg:x1="5.699cm" svg:y1="19.245cm" svg:x2="5.699cm" svg:y2="20.261cm" draw:start-shape="id28" draw:end-shape="id27" draw:end-glue-point="0" svg:d="M5699 19245v1016">
          <text:p/>
        </draw:connector>
        <draw:rect draw:style-name="gr3" draw:text-style-name="P2" xml:id="id29" draw:id="id29" draw:layer="layout" svg:width="2.794cm" svg:height="0.762cm" svg:x="8.104cm" svg:y="18.483cm">
          <text:p text:style-name="P1"><text:span text:style-name="T1">Init panel controls</text:span></text:p>
        </draw:rect>
        <draw:rect draw:style-name="gr3" draw:text-style-name="P2" xml:id="id30" draw:id="id30" draw:layer="layout" svg:width="2.794cm" svg:height="0.762cm" svg:x="12.006cm" svg:y="18.483cm">
          <text:p text:style-name="P1"><text:span text:style-name="T1">Init paths</text:span></text:p>
        </draw:rect>
        <draw:connector draw:style-name="gr4" draw:text-style-name="P1" draw:layer="layout" draw:type="curve" svg:x1="7.096cm" svg:y1="18.864cm" svg:x2="8.104cm" svg:y2="18.864cm" draw:start-shape="id28" draw:end-shape="id29" draw:end-glue-point="3" svg:d="M7096 18864h1008">
          <text:p/>
        </draw:connector>
        <draw:connector draw:style-name="gr4" draw:text-style-name="P1" draw:layer="layout" draw:type="curve" svg:x1="10.898cm" svg:y1="18.864cm" svg:x2="12.006cm" svg:y2="18.864cm" draw:start-shape="id29" draw:start-glue-point="1" draw:end-shape="id30" draw:end-glue-point="3" svg:d="M10898 18864h1108">
          <text:p/>
        </draw:connector>
        <draw:connector draw:style-name="gr4" draw:text-style-name="P1" draw:layer="layout" draw:type="curve" svg:x1="5.699cm" svg:y1="17.74cm" svg:x2="5.699cm" svg:y2="18.483cm" draw:start-shape="id31" draw:end-shape="id28" draw:end-glue-point="0" svg:d="M5699 17740v743">
          <text:p/>
        </draw:connector>
        <draw:connector draw:style-name="gr4" draw:text-style-name="P1" draw:layer="layout" draw:type="curve" svg:x1="5.677cm" svg:y1="13.946cm" svg:x2="5.699cm" svg:y2="15.162cm" draw:start-shape="id3" draw:end-shape="id32" draw:end-glue-point="0" svg:d="M5677 13946c0 912 22 304 22 1216">
          <text:p/>
        </draw:connector>
        <draw:connector draw:style-name="gr4" draw:text-style-name="P1" draw:layer="layout" draw:type="curve" svg:x1="5.699cm" svg:y1="15.924cm" svg:x2="5.699cm" svg:y2="16.978cm" draw:start-shape="id32" draw:start-glue-point="2" draw:end-shape="id31" draw:end-glue-point="0" svg:d="M5699 15924v1054">
          <text:p/>
        </draw:connector>
        <draw:rect draw:style-name="gr15" draw:text-style-name="P2" xml:id="id33" draw:id="id33" draw:layer="layout" svg:width="2.794cm" svg:height="0.762cm" svg:x="8.493cm" svg:y="19.796cm">
          <text:p text:style-name="P1"><text:span text:style-name="T1">DOMController</text:span></text:p>
        </draw:rect>
        <draw:rect draw:style-name="gr15" draw:text-style-name="P2" xml:id="id34" draw:id="id34" draw:layer="layout" svg:width="2.794cm" svg:height="0.762cm" svg:x="8.566cm" svg:y="20.939cm">
          <text:p text:style-name="P1"><text:span text:style-name="T1">ServerController</text:span></text:p>
        </draw:rect>
        <draw:connector draw:style-name="gr4" draw:text-style-name="P1" draw:layer="layout" draw:type="curve" svg:x1="7.096cm" svg:y1="20.642cm" svg:x2="8.493cm" svg:y2="20.177cm" draw:start-shape="id27" draw:start-glue-point="1" draw:end-shape="id33" draw:end-glue-point="3" svg:d="M7096 20642c1048 0 350-465 1397-465">
          <text:p/>
        </draw:connector>
        <draw:connector draw:style-name="gr4" draw:text-style-name="P1" draw:layer="layout" draw:type="curve" svg:x1="7.096cm" svg:y1="20.642cm" svg:x2="8.566cm" svg:y2="21.32cm" draw:start-shape="id27" draw:start-glue-point="1" draw:end-shape="id34" draw:end-glue-point="3" svg:d="M7096 20642c1102 0 368 678 1470 678">
          <text:p/>
        </draw:connector>
        <draw:rect draw:style-name="gr3" draw:text-style-name="P2" xml:id="id35" draw:id="id35" draw:layer="layout" svg:width="2.794cm" svg:height="0.762cm" svg:x="12.557cm" svg:y="19.796cm">
          <text:p text:style-name="P1"><text:span text:style-name="T1">Init dataitems</text:span></text:p>
          <text:p text:style-name="P1"><text:span text:style-name="T1">collection</text:span></text:p>
        </draw:rect>
        <draw:connector draw:style-name="gr4" draw:text-style-name="P1" draw:layer="layout" draw:type="curve" svg:x1="11.287cm" svg:y1="20.177cm" svg:x2="12.557cm" svg:y2="20.177cm" draw:start-shape="id33" draw:start-glue-point="1" draw:end-shape="id35" draw:end-glue-point="3" svg:d="M11287 20177h1270">
          <text:p/>
        </draw:connector>
      </draw:page>
      <draw:page draw:name="page2" draw:style-name="dp1" draw:master-page-name="Zoom100">
        <draw:rect draw:style-name="gr1" draw:text-style-name="P2" xml:id="id36" draw:id="id36" draw:layer="layout" svg:width="2.794cm" svg:height="0.762cm" svg:x="15.605cm" svg:y="9.001cm">
          <text:p text:style-name="P1"><text:span text:style-name="T1">Panel</text:span></text:p>
          <text:p text:style-name="P1"><text:span text:style-name="T1">controller</text:span></text:p>
        </draw:rect>
        <draw:rect draw:style-name="gr3" draw:text-style-name="P2" xml:id="id37" draw:id="id37" draw:layer="layout" svg:width="2.794cm" svg:height="0.762cm" svg:x="15.605cm" svg:y="10.998cm">
          <text:p text:style-name="P1"><text:span text:style-name="T1">InitControls</text:span></text:p>
          <text:p text:style-name="P1"><text:span text:style-name="T1">AndPaths</text:span></text:p>
        </draw:rect>
        <draw:connector draw:style-name="gr4" draw:text-style-name="P1" draw:layer="layout" draw:type="curve" svg:x1="17.002cm" svg:y1="9.763cm" svg:x2="17.002cm" svg:y2="10.998cm" draw:start-shape="id36" draw:start-glue-point="2" draw:end-shape="id37" draw:end-glue-point="0" svg:d="M17002 9763v1235">
          <text:p/>
        </draw:connector>
        <draw:rect draw:style-name="gr3" draw:text-style-name="P2" xml:id="id38" draw:id="id38" draw:layer="layout" svg:width="2.794cm" svg:height="0.762cm" svg:x="15.605cm" svg:y="12.684cm">
          <text:p text:style-name="P1"><text:span text:style-name="T1">init sticky</text:span></text:p>
        </draw:rect>
        <draw:connector draw:style-name="gr4" draw:text-style-name="P1" draw:layer="layout" draw:type="curve" svg:x1="17.002cm" svg:y1="11.76cm" svg:x2="17.002cm" svg:y2="12.684cm" draw:start-shape="id37" draw:start-glue-point="2" draw:end-shape="id38" draw:end-glue-point="0" svg:d="M17002 11760v924">
          <text:p/>
        </draw:connector>
        <draw:rect draw:style-name="gr3" draw:text-style-name="P2" xml:id="id39" draw:id="id39" draw:layer="layout" svg:width="2.794cm" svg:height="0.762cm" svg:x="11.476cm" svg:y="11.033cm">
          <text:p text:style-name="P1"><text:span text:style-name="T1">Init controls</text:span></text:p>
          <text:p text:style-name="P1"><text:span text:style-name="T1">collection</text:span></text:p>
        </draw:rect>
        <draw:connector draw:style-name="gr4" draw:text-style-name="P1" draw:layer="layout" draw:type="curve" svg:x1="15.605cm" svg:y1="11.379cm" svg:x2="14.27cm" svg:y2="11.414cm" draw:start-shape="id37" draw:start-glue-point="3" draw:end-shape="id39" draw:end-glue-point="1" svg:d="M15605 11379c-1000 0-333 35-1335 35">
          <text:p/>
        </draw:connector>
        <draw:rect draw:style-name="gr3" draw:text-style-name="P2" xml:id="id40" draw:id="id40" draw:layer="layout" svg:width="2.794cm" svg:height="0.762cm" svg:x="7.685cm" svg:y="11.033cm">
          <text:p text:style-name="P1"><text:span text:style-name="T1">Init paths</text:span></text:p>
        </draw:rect>
        <draw:connector draw:style-name="gr4" draw:text-style-name="P1" draw:layer="layout" draw:type="curve" svg:x1="11.476cm" svg:y1="11.414cm" svg:x2="10.479cm" svg:y2="11.414cm" draw:start-shape="id39" draw:start-glue-point="3" draw:end-shape="id40" draw:end-glue-point="1" svg:d="M11476 11414h-997">
          <text:p/>
        </draw:connector>
        <draw:rect draw:style-name="gr1" draw:text-style-name="P2" xml:id="id41" draw:id="id41" draw:layer="layout" svg:width="2.794cm" svg:height="0.762cm" svg:x="30.464cm" svg:y="6.588cm">
          <text:p text:style-name="P1"><text:span text:style-name="T1">API</text:span></text:p>
        </draw:rect>
        <draw:rect draw:style-name="gr2" draw:text-style-name="P2" xml:id="id42" draw:id="id42" draw:layer="layout" svg:width="2.794cm" svg:height="0.762cm" svg:x="19.62cm" svg:y="9.763cm">
          <text:p text:style-name="P1"><text:span text:style-name="T1">SetStatuses</text:span></text:p>
          <text:p text:style-name="P1"><text:span text:style-name="T1">ByDeepLink</text:span></text:p>
        </draw:rect>
        <draw:rect draw:style-name="gr2" draw:text-style-name="P2" xml:id="id43" draw:id="id43" draw:layer="layout" svg:width="2.794cm" svg:height="0.762cm" svg:x="23.722cm" svg:y="9.763cm">
          <text:p text:style-name="P1"><text:span text:style-name="T1">SetStatuses</text:span></text:p>
          <text:p text:style-name="P1"><text:span text:style-name="T1">FromStorage</text:span></text:p>
        </draw:rect>
        <draw:rect draw:style-name="gr2" draw:text-style-name="P2" xml:id="id44" draw:id="id44" draw:layer="layout" svg:width="2.794cm" svg:height="0.762cm" svg:x="27.797cm" svg:y="9.763cm">
          <text:p text:style-name="P1"><text:span text:style-name="T1">setStatuses</text:span></text:p>
        </draw:rect>
        <draw:rect draw:style-name="gr2" draw:text-style-name="P2" xml:id="id45" draw:id="id45" draw:layer="layout" svg:width="2.794cm" svg:height="0.762cm" svg:x="32.541cm" svg:y="9.763cm">
          <text:p text:style-name="P1"><text:span text:style-name="T1">Unknown</text:span></text:p>
          <text:p text:style-name="P1"><text:span text:style-name="T1">StatusesChanged</text:span></text:p>
        </draw:rect>
        <draw:rect draw:style-name="gr2" draw:text-style-name="P2" xml:id="id46" draw:id="id46" draw:layer="layout" svg:width="2.794cm" svg:height="0.762cm" svg:x="37.389cm" svg:y="9.763cm">
          <text:p text:style-name="P1"><text:span text:style-name="T1">mergeStatuses</text:span></text:p>
        </draw:rect>
        <draw:rect draw:style-name="gr2" draw:text-style-name="P2" xml:id="id47" draw:id="id47" draw:layer="layout" svg:width="2.794cm" svg:height="0.762cm" svg:x="41.637cm" svg:y="9.763cm">
          <text:p text:style-name="P1"><text:span text:style-name="T1">StatusesChanged</text:span></text:p>
          <text:p text:style-name="P1"><text:span text:style-name="T1">ByDeepLinks</text:span></text:p>
        </draw:rect>
        <draw:rect draw:style-name="gr2" draw:text-style-name="P2" xml:id="id48" draw:id="id48" draw:layer="layout" svg:width="2.794cm" svg:height="0.762cm" svg:x="46.585cm" svg:y="9.763cm">
          <text:p text:style-name="P1"><text:span text:style-name="T1">GetDeepLinks</text:span></text:p>
          <text:p text:style-name="P1"><text:span text:style-name="T1">URLPerControls</text:span></text:p>
        </draw:rect>
        <draw:connector draw:style-name="gr4" draw:text-style-name="P1" draw:layer="layout" draw:type="curve" svg:x1="31.861cm" svg:y1="7.35cm" svg:x2="21.017cm" svg:y2="9.763cm" draw:start-shape="id41" draw:end-shape="id42" draw:end-glue-point="0" svg:d="M31861 7350c0 1810-10844 604-10844 2413">
          <text:p/>
        </draw:connector>
        <draw:connector draw:style-name="gr4" draw:text-style-name="P1" draw:layer="layout" draw:type="curve" svg:x1="31.861cm" svg:y1="7.35cm" svg:x2="25.119cm" svg:y2="9.763cm" draw:start-shape="id41" draw:start-glue-point="2" draw:end-shape="id43" draw:end-glue-point="0" svg:d="M31861 7350c0 1810-6742 604-6742 2413">
          <text:p/>
        </draw:connector>
        <draw:connector draw:style-name="gr4" draw:text-style-name="P1" draw:layer="layout" draw:type="curve" svg:x1="31.861cm" svg:y1="7.35cm" svg:x2="29.194cm" svg:y2="9.763cm" draw:start-shape="id41" draw:start-glue-point="2" draw:end-shape="id44" svg:d="M31861 7350c0 1810-2667 604-2667 2413">
          <text:p/>
        </draw:connector>
        <draw:connector draw:style-name="gr4" draw:text-style-name="P1" draw:layer="layout" draw:type="curve" svg:x1="31.861cm" svg:y1="7.35cm" svg:x2="33.938cm" svg:y2="9.763cm" draw:start-shape="id41" draw:start-glue-point="2" draw:end-shape="id45" svg:d="M31861 7350c0 1810 2077 604 2077 2413">
          <text:p/>
        </draw:connector>
        <draw:connector draw:style-name="gr4" draw:text-style-name="P1" draw:layer="layout" draw:type="curve" svg:x1="31.861cm" svg:y1="7.35cm" svg:x2="38.786cm" svg:y2="9.763cm" draw:start-shape="id41" draw:start-glue-point="2" draw:end-shape="id46" svg:d="M31861 7350c0 1810 6925 604 6925 2413">
          <text:p/>
        </draw:connector>
        <draw:connector draw:style-name="gr4" draw:text-style-name="P1" draw:layer="layout" draw:type="curve" svg:x1="31.861cm" svg:y1="7.35cm" svg:x2="43.034cm" svg:y2="9.763cm" draw:start-shape="id41" draw:start-glue-point="2" draw:end-shape="id47" svg:d="M31861 7350c0 1810 11173 604 11173 2413">
          <text:p/>
        </draw:connector>
        <draw:connector draw:style-name="gr4" draw:text-style-name="P1" draw:layer="layout" draw:type="curve" svg:x1="31.861cm" svg:y1="7.35cm" svg:x2="47.982cm" svg:y2="9.763cm" draw:start-shape="id41" draw:start-glue-point="2" draw:end-shape="id48" svg:d="M31861 7350c0 1810 16121 604 16121 2413">
          <text:p/>
        </draw:connector>
        <draw:rect draw:style-name="gr3" draw:text-style-name="P2" xml:id="id49" draw:id="id49" draw:layer="layout" svg:width="2.794cm" svg:height="0.762cm" svg:x="27.797cm" svg:y="12.341cm">
          <text:p text:style-name="P1"><text:span text:style-name="T1">Controls</text:span></text:p>
          <text:p text:style-name="P1"><text:span text:style-name="T1">setStatuses</text:span></text:p>
        </draw:rect>
        <draw:rect draw:style-name="gr3" draw:text-style-name="P2" xml:id="id50" draw:id="id50" draw:layer="layout" svg:width="2.794cm" svg:height="0.762cm" svg:x="27.797cm" svg:y="14.3cm">
          <text:p text:style-name="P1"><text:span text:style-name="T1">History</text:span></text:p>
          <text:p text:style-name="P1"><text:span text:style-name="T1">addList</text:span></text:p>
        </draw:rect>
        <draw:connector draw:style-name="gr8" draw:text-style-name="P4" draw:layer="layout" draw:type="curve" svg:x1="29.194cm" svg:y1="10.525cm" svg:x2="29.194cm" svg:y2="12.341cm" draw:start-shape="id44" draw:start-glue-point="2" draw:end-shape="id49" draw:end-glue-point="0" svg:d="M29194 10525v1816">
          <text:p text:style-name="P1"><text:span text:style-name="T3">NOT_RESTORED_FROM_COOKIES</text:span></text:p>
        </draw:connector>
        <draw:connector draw:style-name="gr4" draw:text-style-name="P1" draw:layer="layout" draw:type="curve" svg:x1="29.194cm" svg:y1="13.103cm" svg:x2="29.194cm" svg:y2="14.3cm" draw:start-shape="id49" draw:start-glue-point="2" draw:end-shape="id50" draw:end-glue-point="0" svg:d="M29194 13103v1197">
          <text:p/>
        </draw:connector>
        <draw:rect draw:style-name="gr3" draw:text-style-name="P2" xml:id="id51" draw:id="id51" draw:layer="layout" svg:width="2.794cm" svg:height="0.762cm" svg:x="32.623cm" svg:y="11.668cm">
          <text:p text:style-name="P1"><text:span text:style-name="T1">Controls</text:span></text:p>
          <text:p text:style-name="P1"><text:span text:style-name="T1">getStatuses</text:span></text:p>
        </draw:rect>
        <draw:connector draw:style-name="gr4" draw:text-style-name="P1" draw:layer="layout" draw:type="curve" svg:x1="33.938cm" svg:y1="10.525cm" svg:x2="34.02cm" svg:y2="11.668cm" draw:start-shape="id45" draw:start-glue-point="2" draw:end-shape="id51" draw:end-glue-point="0" svg:d="M33938 10525c0 858 82 287 82 1143">
          <text:p/>
        </draw:connector>
        <draw:rect draw:style-name="gr9" draw:text-style-name="P2" xml:id="id52" draw:id="id52" draw:layer="layout" svg:width="4.056cm" svg:height="1.27cm" svg:x="31.996cm" svg:y="13.954cm">
          <text:p text:style-name="P1"><text:span text:style-name="T1">Trigger</text:span></text:p>
          <text:p text:style-name="P1"><text:span text:style-name="T1">knownStatusesChanged</text:span></text:p>
        </draw:rect>
        <draw:connector draw:style-name="gr4" draw:text-style-name="P1" draw:layer="layout" draw:type="curve" svg:x1="34.02cm" svg:y1="12.43cm" svg:x2="34.024cm" svg:y2="13.954cm" draw:start-shape="id51" draw:start-glue-point="2" draw:end-shape="id52" svg:d="M34020 12430c0 1143 4 381 4 1524">
          <text:p/>
        </draw:connector>
        <draw:rect draw:style-name="gr3" draw:text-style-name="P2" xml:id="id53" draw:id="id53" draw:layer="layout" svg:width="2.794cm" svg:height="0.762cm" svg:x="37.322cm" svg:y="11.668cm">
          <text:p text:style-name="P1"><text:span text:style-name="T1">AnimateToTop</text:span></text:p>
          <text:p text:style-name="P1"><text:span text:style-name="T1">If needed</text:span></text:p>
        </draw:rect>
        <draw:connector draw:style-name="gr4" draw:text-style-name="P1" draw:layer="layout" draw:type="curve" svg:x1="38.786cm" svg:y1="10.525cm" svg:x2="38.719cm" svg:y2="11.668cm" draw:start-shape="id46" draw:end-shape="id53" draw:end-glue-point="0" svg:d="M38786 10525c0 858-67 287-67 1143">
          <text:p/>
        </draw:connector>
        <draw:rect draw:style-name="gr3" draw:text-style-name="P2" xml:id="id54" draw:id="id54" draw:layer="layout" svg:width="2.794cm" svg:height="0.762cm" svg:x="37.195cm" svg:y="13.827cm">
          <text:p text:style-name="P1"><text:span text:style-name="T1">controls.merge</text:span></text:p>
        </draw:rect>
        <draw:rect draw:style-name="gr9" draw:text-style-name="P2" xml:id="id55" draw:id="id55" draw:layer="layout" svg:width="4.056cm" svg:height="1.27cm" svg:x="36.695cm" svg:y="15.478cm">
          <text:p text:style-name="P1"><text:span text:style-name="T1">Trigger</text:span></text:p>
          <text:p text:style-name="P1"><text:span text:style-name="T1">knownStatusesChanged</text:span></text:p>
        </draw:rect>
        <draw:connector draw:style-name="gr4" draw:text-style-name="P1" draw:layer="layout" draw:type="curve" svg:x1="38.719cm" svg:y1="12.43cm" svg:x2="38.592cm" svg:y2="13.827cm" draw:start-shape="id53" draw:end-shape="id54" draw:end-glue-point="0" svg:d="M38719 12430c0 1048-127 350-127 1397">
          <text:p/>
        </draw:connector>
        <draw:connector draw:style-name="gr4" draw:text-style-name="P1" draw:layer="layout" draw:type="curve" svg:x1="38.592cm" svg:y1="14.589cm" svg:x2="38.723cm" svg:y2="15.478cm" draw:start-shape="id54" draw:start-glue-point="2" draw:end-shape="id55" draw:end-glue-point="0" svg:d="M38592 14589c0 667 131 223 131 889">
          <text:p/>
        </draw:connector>
        <draw:rect draw:style-name="gr3" draw:text-style-name="P2" xml:id="id56" draw:id="id56" draw:layer="layout" svg:width="4.699cm" svg:height="1.778cm" svg:x="40.64cm" svg:y="11.668cm">
          <text:p text:style-name="P1"><text:span text:style-name="T1">Controls</text:span></text:p>
          <text:p text:style-name="P1"><text:span text:style-name="T1">statusesChangedByDeepLinks</text:span></text:p>
        </draw:rect>
        <draw:connector draw:style-name="gr4" draw:text-style-name="P1" draw:layer="layout" draw:type="curve" svg:x1="43.034cm" svg:y1="10.525cm" svg:x2="42.989cm" svg:y2="11.668cm" draw:start-shape="id47" draw:start-glue-point="2" draw:end-shape="id56" draw:end-glue-point="0" svg:d="M43034 10525c0 858-45 287-45 1143">
          <text:p/>
        </draw:connector>
      </draw:page>
      <draw:page draw:name="page3" draw:style-name="dp1" draw:master-page-name="Zoom100">
        <draw:rect draw:style-name="gr1" draw:text-style-name="P2" xml:id="id57" draw:id="id57" draw:layer="layout" svg:width="2.794cm" svg:height="0.762cm" svg:x="15.605cm" svg:y="9.001cm">
          <text:p text:style-name="P1"><text:span text:style-name="T1">Dom dataitems</text:span></text:p>
          <text:p text:style-name="P1"><text:span text:style-name="T1">collection</text:span></text:p>
        </draw:rect>
        <draw:rect draw:style-name="gr3" draw:text-style-name="P2" xml:id="id61" draw:id="id61" draw:layer="layout" svg:width="2.794cm" svg:height="0.762cm" svg:x="5.572cm" svg:y="11.795cm">
          <text:p text:style-name="P1"><text:span text:style-name="T1">filter</text:span></text:p>
        </draw:rect>
        <draw:rect draw:style-name="gr3" draw:text-style-name="P2" xml:id="id60" draw:id="id60" draw:layer="layout" svg:width="2.794cm" svg:height="0.762cm" svg:x="8.747cm" svg:y="11.795cm">
          <text:p text:style-name="P1"><text:span text:style-name="T1">pagination</text:span></text:p>
        </draw:rect>
        <draw:rect draw:style-name="gr3" draw:text-style-name="P2" xml:id="id59" draw:id="id59" draw:layer="layout" svg:width="2.794cm" svg:height="0.762cm" svg:x="11.922cm" svg:y="11.795cm">
          <text:p text:style-name="P1"><text:span text:style-name="T1">sort</text:span></text:p>
        </draw:rect>
        <draw:rect draw:style-name="gr3" draw:text-style-name="P2" xml:id="id58" draw:id="id58" draw:layer="layout" svg:width="2.794cm" svg:height="0.762cm" svg:x="15.097cm" svg:y="11.795cm">
          <text:p text:style-name="P1"><text:span text:style-name="T1">applyStatuses</text:span></text:p>
        </draw:rect>
        <draw:rect draw:style-name="gr3" draw:text-style-name="P2" xml:id="id62" draw:id="id62" draw:layer="layout" svg:width="2.794cm" svg:height="0.762cm" svg:x="18.272cm" svg:y="11.795cm">
          <text:p text:style-name="P1"><text:span text:style-name="T1">dataviewToString</text:span></text:p>
        </draw:rect>
        <draw:rect draw:style-name="gr3" draw:text-style-name="P2" xml:id="id63" draw:id="id63" draw:layer="layout" svg:width="2.794cm" svg:height="0.762cm" svg:x="21.32cm" svg:y="11.795cm">
          <text:p text:style-name="P1"><text:span text:style-name="T1">indexOf</text:span></text:p>
        </draw:rect>
        <draw:rect draw:style-name="gr3" draw:text-style-name="P2" xml:id="id64" draw:id="id64" draw:layer="layout" svg:width="2.794cm" svg:height="0.762cm" svg:x="24.495cm" svg:y="11.795cm">
          <text:p text:style-name="P1"><text:span text:style-name="T1">delDataitem</text:span></text:p>
        </draw:rect>
        <draw:rect draw:style-name="gr3" draw:text-style-name="P2" draw:layer="layout" svg:width="2.794cm" svg:height="0.762cm" svg:x="15.097cm" svg:y="13.065cm">
          <text:p text:style-name="P1"><text:span text:style-name="T1">resetDataview</text:span></text:p>
        </draw:rect>
        <draw:rect draw:style-name="gr3" draw:text-style-name="P2" draw:layer="layout" svg:width="2.794cm" svg:height="0.762cm" svg:x="15.097cm" svg:y="14.208cm">
          <text:p text:style-name="P1"><text:span text:style-name="T1">sort</text:span></text:p>
        </draw:rect>
        <draw:rect draw:style-name="gr3" draw:text-style-name="P2" draw:layer="layout" svg:width="2.794cm" svg:height="0.762cm" svg:x="15.097cm" svg:y="15.224cm">
          <text:p text:style-name="P1"><text:span text:style-name="T1">filter</text:span></text:p>
        </draw:rect>
        <draw:rect draw:style-name="gr3" draw:text-style-name="P2" draw:layer="layout" svg:width="2.794cm" svg:height="0.762cm" svg:x="15.097cm" svg:y="16.367cm">
          <text:p text:style-name="P1"><text:span text:style-name="T1">pagination</text:span></text:p>
        </draw:rect>
        <draw:rect draw:style-name="gr16" draw:text-style-name="P2" draw:layer="layout" svg:width="3.475cm" svg:height="1.778cm" svg:x="14.697cm" svg:y="17.583cm">
          <text:p text:style-name="P1"><text:span text:style-name="T1">Trigger</text:span></text:p>
          <text:p text:style-name="P1"><text:span text:style-name="T1">statusesAppliedToList</text:span></text:p>
        </draw:rect>
        <draw:connector draw:style-name="gr4" draw:text-style-name="P1" draw:layer="layout" draw:type="curve" svg:x1="17.002cm" svg:y1="9.763cm" svg:x2="16.494cm" svg:y2="11.795cm" draw:start-shape="id57" draw:start-glue-point="2" draw:end-shape="id58" draw:end-glue-point="0" svg:d="M17002 9763c0 1524-508 508-508 2032">
          <text:p/>
        </draw:connector>
        <draw:connector draw:style-name="gr4" draw:text-style-name="P1" draw:layer="layout" draw:type="curve" svg:x1="15.605cm" svg:y1="9.382cm" svg:x2="13.319cm" svg:y2="11.795cm" draw:start-shape="id57" draw:start-glue-point="3" draw:end-shape="id59" draw:end-glue-point="0" svg:d="M15605 9382c-1524 0-2286 804-2286 2413">
          <text:p/>
        </draw:connector>
        <draw:connector draw:style-name="gr4" draw:text-style-name="P1" draw:layer="layout" draw:type="curve" svg:x1="15.605cm" svg:y1="9.382cm" svg:x2="10.144cm" svg:y2="11.795cm" draw:start-shape="id57" draw:start-glue-point="3" draw:end-shape="id60" draw:end-glue-point="0" svg:d="M15605 9382c-3641 0-5461 804-5461 2413">
          <text:p/>
        </draw:connector>
        <draw:connector draw:style-name="gr4" draw:text-style-name="P1" draw:layer="layout" draw:type="curve" svg:x1="15.605cm" svg:y1="9.382cm" svg:x2="6.969cm" svg:y2="11.795cm" draw:start-shape="id57" draw:start-glue-point="3" draw:end-shape="id61" draw:end-glue-point="0" svg:d="M15605 9382c-5758 0-8636 804-8636 2413">
          <text:p/>
        </draw:connector>
        <draw:connector draw:style-name="gr4" draw:text-style-name="P1" draw:layer="layout" draw:type="curve" svg:x1="18.399cm" svg:y1="9.382cm" svg:x2="19.669cm" svg:y2="11.795cm" draw:start-shape="id57" draw:start-glue-point="1" draw:end-shape="id62" svg:d="M18399 9382c847 0 1270 804 1270 2413">
          <text:p/>
        </draw:connector>
        <draw:connector draw:style-name="gr4" draw:text-style-name="P1" draw:layer="layout" draw:type="curve" svg:x1="18.399cm" svg:y1="9.382cm" svg:x2="22.717cm" svg:y2="11.795cm" draw:start-shape="id57" draw:start-glue-point="1" draw:end-shape="id63" draw:end-glue-point="0" svg:d="M18399 9382c2879 0 4318 804 4318 2413">
          <text:p/>
        </draw:connector>
        <draw:connector draw:style-name="gr4" draw:text-style-name="P1" draw:layer="layout" draw:type="curve" svg:x1="18.399cm" svg:y1="9.382cm" svg:x2="25.892cm" svg:y2="11.795cm" draw:start-shape="id57" draw:start-glue-point="1" draw:end-shape="id64" draw:end-glue-point="0" svg:d="M18399 9382c4996 0 7493 804 7493 2413">
          <text:p/>
        </draw:connector>
      </draw:page>
      <draw:page draw:name="page4" draw:style-name="dp1" draw:master-page-name="Zoom100">
        <draw:rect draw:style-name="gr1" draw:text-style-name="P2" xml:id="id65" draw:id="id65" draw:layer="layout" svg:width="2.794cm" svg:height="0.762cm" svg:x="15.605cm" svg:y="9.001cm">
          <text:p text:style-name="P1"><text:span text:style-name="T1">Controls</text:span></text:p>
          <text:p text:style-name="P1"><text:span text:style-name="T1">collection</text:span></text:p>
        </draw:rect>
        <draw:rect draw:style-name="gr3" draw:text-style-name="P2" xml:id="id66" draw:id="id66" draw:layer="layout" svg:width="2.794cm" svg:height="0.762cm" svg:x="15.605cm" svg:y="11.16cm">
          <text:p text:style-name="P1"><text:span text:style-name="T1">init control </text:span></text:p>
          <text:p text:style-name="P1"><text:span text:style-name="T1">factory</text:span></text:p>
        </draw:rect>
        <draw:rect draw:style-name="gr3" draw:text-style-name="P2" xml:id="id67" draw:id="id67" draw:layer="layout" svg:width="2.794cm" svg:height="0.762cm" svg:x="15.605cm" svg:y="12.811cm">
          <text:p text:style-name="P1"><text:span text:style-name="T1">init controls</text:span></text:p>
        </draw:rect>
        <draw:connector draw:style-name="gr4" draw:text-style-name="P1" draw:layer="layout" draw:type="curve" svg:x1="17.002cm" svg:y1="9.763cm" svg:x2="17.002cm" svg:y2="11.16cm" draw:start-shape="id65" draw:start-glue-point="2" draw:end-shape="id66" draw:end-glue-point="0" svg:d="M17002 9763v1397">
          <text:p/>
        </draw:connector>
        <draw:connector draw:style-name="gr4" draw:text-style-name="P1" draw:layer="layout" draw:type="curve" svg:x1="17.002cm" svg:y1="11.922cm" svg:x2="17.002cm" svg:y2="12.811cm" draw:start-shape="id66" draw:start-glue-point="2" draw:end-shape="id67" draw:end-glue-point="0" svg:d="M17002 11922v889">
          <text:p/>
        </draw:connector>
        <draw:rect draw:style-name="gr1" draw:text-style-name="P2" xml:id="id68" draw:id="id68" draw:layer="layout" svg:width="2.794cm" svg:height="0.762cm" svg:x="30.718cm" svg:y="7.223cm">
          <text:p text:style-name="P1"><text:span text:style-name="T1">API</text:span></text:p>
        </draw:rect>
        <draw:rect draw:style-name="gr3" draw:text-style-name="P2" xml:id="id69" draw:id="id69" draw:layer="layout" svg:width="2.794cm" svg:height="0.762cm" svg:x="20.939cm" svg:y="10.779cm">
          <text:p text:style-name="P1"><text:span text:style-name="T1">StatusesChanged</text:span></text:p>
          <text:p text:style-name="P1"><text:span text:style-name="T1">ByDeepLinks</text:span></text:p>
        </draw:rect>
        <draw:rect draw:style-name="gr3" draw:text-style-name="P2" xml:id="id70" draw:id="id70" draw:layer="layout" svg:width="2.794cm" svg:height="0.762cm" svg:x="24.241cm" svg:y="10.779cm">
          <text:p text:style-name="P1"><text:span text:style-name="T1">setDeepLinks</text:span></text:p>
        </draw:rect>
        <draw:rect draw:style-name="gr3" draw:text-style-name="P2" xml:id="id71" draw:id="id71" draw:layer="layout" svg:width="2.794cm" svg:height="0.762cm" svg:x="27.543cm" svg:y="10.779cm">
          <text:p text:style-name="P1"><text:span text:style-name="T1">setStatuses</text:span></text:p>
        </draw:rect>
        <draw:rect draw:style-name="gr3" draw:text-style-name="P2" xml:id="id72" draw:id="id72" draw:layer="layout" svg:width="2.794cm" svg:height="0.762cm" svg:x="30.845cm" svg:y="10.779cm">
          <text:p text:style-name="P1"><text:span text:style-name="T1">getDeepLinksUrl</text:span></text:p>
        </draw:rect>
        <draw:rect draw:style-name="gr3" draw:text-style-name="P2" xml:id="id73" draw:id="id73" draw:layer="layout" svg:width="2.794cm" svg:height="0.762cm" svg:x="34.147cm" svg:y="10.779cm">
          <text:p text:style-name="P1"><text:span text:style-name="T1">getStatuses</text:span></text:p>
        </draw:rect>
        <draw:rect draw:style-name="gr3" draw:text-style-name="P2" xml:id="id74" draw:id="id74" draw:layer="layout" svg:width="2.794cm" svg:height="0.762cm" svg:x="37.322cm" svg:y="10.779cm">
          <text:p text:style-name="P1"><text:span text:style-name="T1">getPaths</text:span></text:p>
        </draw:rect>
        <draw:rect draw:style-name="gr3" draw:text-style-name="P2" xml:id="id75" draw:id="id75" draw:layer="layout" svg:width="2.794cm" svg:height="0.762cm" svg:x="40.497cm" svg:y="10.779cm">
          <text:p text:style-name="P1"><text:span text:style-name="T1">add</text:span></text:p>
        </draw:rect>
        <draw:connector draw:style-name="gr4" draw:text-style-name="P1" draw:layer="layout" draw:type="curve" svg:x1="30.718cm" svg:y1="7.604cm" svg:x2="22.336cm" svg:y2="10.779cm" draw:start-shape="id68" draw:start-glue-point="3" draw:end-shape="id69" draw:end-glue-point="0" svg:d="M30718 7604c-5588 0-8382 1058-8382 3175">
          <text:p/>
        </draw:connector>
        <draw:connector draw:style-name="gr4" draw:text-style-name="P1" draw:layer="layout" draw:type="curve" svg:x1="30.718cm" svg:y1="7.604cm" svg:x2="25.638cm" svg:y2="10.779cm" draw:start-shape="id68" draw:start-glue-point="3" draw:end-shape="id70" draw:end-glue-point="0" svg:d="M30718 7604c-3387 0-5080 1058-5080 3175">
          <text:p/>
        </draw:connector>
        <draw:connector draw:style-name="gr4" draw:text-style-name="P1" draw:layer="layout" draw:type="curve" svg:x1="30.718cm" svg:y1="7.604cm" svg:x2="28.94cm" svg:y2="10.779cm" draw:start-shape="id68" draw:start-glue-point="3" draw:end-shape="id71" draw:end-glue-point="0" svg:d="M30718 7604c-1186 0-1778 1058-1778 3175">
          <text:p/>
        </draw:connector>
        <draw:connector draw:style-name="gr4" draw:text-style-name="P1" draw:layer="layout" draw:type="curve" svg:x1="32.115cm" svg:y1="7.985cm" svg:x2="32.242cm" svg:y2="10.779cm" draw:start-shape="id68" draw:start-glue-point="2" draw:end-shape="id72" draw:end-glue-point="0" svg:d="M32115 7985c0 2095 127 699 127 2794">
          <text:p/>
        </draw:connector>
        <draw:connector draw:style-name="gr4" draw:text-style-name="P1" draw:layer="layout" draw:type="curve" svg:x1="32.115cm" svg:y1="7.985cm" svg:x2="35.544cm" svg:y2="10.779cm" draw:start-shape="id68" draw:start-glue-point="2" draw:end-shape="id73" draw:end-glue-point="0" svg:d="M32115 7985c0 2095 3429 699 3429 2794">
          <text:p/>
        </draw:connector>
        <draw:connector draw:style-name="gr4" draw:text-style-name="P1" draw:layer="layout" draw:type="curve" svg:x1="33.512cm" svg:y1="7.604cm" svg:x2="38.719cm" svg:y2="10.779cm" draw:start-shape="id68" draw:start-glue-point="1" draw:end-shape="id74" draw:end-glue-point="0" svg:d="M33512 7604c3472 0 5207 1058 5207 3175">
          <text:p/>
        </draw:connector>
        <draw:connector draw:style-name="gr4" draw:text-style-name="P1" draw:layer="layout" draw:type="curve" svg:x1="33.512cm" svg:y1="7.604cm" svg:x2="41.894cm" svg:y2="10.779cm" draw:start-shape="id68" draw:start-glue-point="1" draw:end-shape="id75" draw:end-glue-point="0" svg:d="M33512 7604c5588 0 8382 1058 8382 3175">
          <text:p/>
        </draw:connector>
      </draw:page>
      <draw:page draw:name="page5" draw:style-name="dp1" draw:master-page-name="Zoom100">
        <draw:rect draw:style-name="gr1" draw:text-style-name="P3" xml:id="id76" draw:id="id76" draw:layer="layout" svg:width="3.556cm" svg:height="0.762cm" svg:x="7.477cm" svg:y="16.875cm">
          <text:p text:style-name="P1"><text:span text:style-name="T2">DOMController</text:span></text:p>
        </draw:rect>
        <draw:rect draw:style-name="gr3" draw:text-style-name="P3" xml:id="id77" draw:id="id77" draw:layer="layout" svg:width="3.556cm" svg:height="1.016cm" svg:x="7.604cm" svg:y="18.653cm">
          <text:p text:style-name="P1"><text:span text:style-name="T2">Init</text:span></text:p>
          <text:p text:style-name="P1"><text:span text:style-name="T2">dal.Storage</text:span></text:p>
        </draw:rect>
        <draw:rect draw:style-name="gr3" draw:text-style-name="P3" xml:id="id78" draw:id="id78" draw:layer="layout" svg:width="3.556cm" svg:height="1.016cm" svg:x="7.604cm" svg:y="21.031cm">
          <text:p text:style-name="P1"><text:span text:style-name="T2">Init</text:span></text:p>
          <text:p text:style-name="P1"><text:span text:style-name="T2">ItemControlCollection</text:span></text:p>
        </draw:rect>
        <draw:rect draw:style-name="gr3" draw:text-style-name="P3" xml:id="id79" draw:id="id79" draw:layer="layout" svg:width="3.556cm" svg:height="1.016cm" svg:x="7.604cm" svg:y="23.382cm">
          <text:p text:style-name="P1"><text:span text:style-name="T2">Init</text:span></text:p>
          <text:p text:style-name="P1"><text:span text:style-name="T2">views.DOMView</text:span></text:p>
        </draw:rect>
        <draw:rect draw:style-name="gr3" draw:text-style-name="P3" xml:id="id80" draw:id="id80" draw:layer="layout" svg:width="3.556cm" svg:height="1.016cm" svg:x="7.604cm" svg:y="25.606cm">
          <text:p text:style-name="P1"><text:span text:style-name="T2">Init</text:span></text:p>
          <text:p text:style-name="P1"><text:span text:style-name="T2">DataItemsCollection</text:span></text:p>
        </draw:rect>
        <draw:connector draw:style-name="gr4" draw:text-style-name="P1" draw:layer="layout" draw:type="curve" svg:x1="9.255cm" svg:y1="17.637cm" svg:x2="9.382cm" svg:y2="18.653cm" draw:start-shape="id76" draw:start-glue-point="2" draw:end-shape="id77" draw:end-glue-point="0" svg:d="M9255 17637c0 762 127 254 127 1016">
          <text:p/>
        </draw:connector>
        <draw:connector draw:style-name="gr4" draw:text-style-name="P1" draw:layer="layout" draw:type="curve" svg:x1="9.382cm" svg:y1="19.669cm" svg:x2="9.382cm" svg:y2="21.031cm" draw:start-shape="id77" draw:start-glue-point="2" draw:end-shape="id78" draw:end-glue-point="0" svg:d="M9382 19669v1362">
          <text:p/>
        </draw:connector>
        <draw:connector draw:style-name="gr4" draw:text-style-name="P1" draw:layer="layout" draw:type="curve" svg:x1="9.382cm" svg:y1="22.047cm" svg:x2="9.382cm" svg:y2="23.382cm" draw:start-shape="id78" draw:start-glue-point="2" draw:end-shape="id79" draw:end-glue-point="0" svg:d="M9382 22047v1335">
          <text:p/>
        </draw:connector>
        <draw:connector draw:style-name="gr4" draw:text-style-name="P1" draw:layer="layout" draw:type="curve" svg:x1="9.382cm" svg:y1="24.398cm" svg:x2="9.382cm" svg:y2="25.606cm" draw:start-shape="id79" draw:start-glue-point="2" draw:end-shape="id80" draw:end-glue-point="0" svg:d="M9382 24398v1208">
          <text:p/>
        </draw:connector>
        <draw:rect draw:style-name="gr1" draw:text-style-name="P3" xml:id="id81" draw:id="id81" draw:layer="layout" svg:width="3.556cm" svg:height="0.762cm" svg:x="14.716cm" svg:y="15.478cm">
          <text:p text:style-name="P1"><text:span text:style-name="T2">API</text:span></text:p>
        </draw:rect>
        <draw:rect draw:style-name="gr2" draw:text-style-name="P3" xml:id="id82" draw:id="id82" draw:layer="layout" svg:width="3.556cm" svg:height="0.762cm" svg:x="13.319cm" svg:y="17.637cm">
          <text:p text:style-name="P1"><text:span text:style-name="T2">renderStatuses</text:span></text:p>
        </draw:rect>
        <draw:connector draw:style-name="gr4" draw:text-style-name="P1" draw:layer="layout" draw:type="curve" svg:x1="14.716cm" svg:y1="15.859cm" svg:x2="15.097cm" svg:y2="17.637cm" draw:start-shape="id81" draw:start-glue-point="3" draw:end-shape="id82" draw:end-glue-point="0" svg:d="M14716 15859c-751 0-626 540-343 723s724 8 724 1055">
          <text:p/>
        </draw:connector>
        <draw:rect draw:style-name="gr3" draw:text-style-name="P3" draw:layer="layout" svg:width="3.556cm" svg:height="0.889cm" svg:x="13.319cm" svg:y="18.653cm">
          <text:p text:style-name="P1"><text:span text:style-name="T2">save statuses </text:span></text:p>
          <text:p text:style-name="P1"><text:span text:style-name="T2">to storage</text:span></text:p>
        </draw:rect>
        <draw:rect draw:style-name="gr3" draw:text-style-name="P3" draw:layer="layout" svg:width="3.556cm" svg:height="1.016cm" svg:x="13.319cm" svg:y="19.796cm">
          <text:p text:style-name="P1"><text:span text:style-name="T2">Collection</text:span></text:p>
          <text:p text:style-name="P1"><text:span text:style-name="T2">applyStatuses</text:span></text:p>
        </draw:rect>
        <draw:rect draw:style-name="gr3" draw:text-style-name="P3" draw:layer="layout" svg:width="3.556cm" svg:height="0.762cm" svg:x="13.319cm" svg:y="21.112cm">
          <text:p text:style-name="P1"><text:span text:style-name="T2">listView.render</text:span></text:p>
        </draw:rect>
      </draw:page>
      <draw:page draw:name="page6" draw:style-name="dp1" draw:master-page-name="Zoom100">
        <draw:rect draw:style-name="gr1" draw:text-style-name="P3" xml:id="id83" draw:id="id83" draw:layer="layout" svg:width="3.556cm" svg:height="0.762cm" svg:x="7.478cm" svg:y="16.875cm">
          <text:p text:style-name="P1"><text:span text:style-name="T2">DOMView</text:span></text:p>
        </draw:rect>
        <draw:rect draw:style-name="gr3" draw:text-style-name="P3" xml:id="id84" draw:id="id84" draw:layer="layout" svg:width="3.556cm" svg:height="1.016cm" svg:x="7.605cm" svg:y="18.653cm">
          <text:p text:style-name="P1"><text:span text:style-name="T2">Init</text:span></text:p>
          <text:p text:style-name="P1"><text:span text:style-name="T2">Timeline</text:span></text:p>
        </draw:rect>
        <draw:connector draw:style-name="gr4" draw:text-style-name="P1" draw:layer="layout" draw:type="curve" svg:x1="9.256cm" svg:y1="17.637cm" svg:x2="9.383cm" svg:y2="18.653cm" draw:start-shape="id83" draw:start-glue-point="2" draw:end-shape="id84" draw:end-glue-point="0" svg:d="M9256 17637c0 762 127 254 127 1016">
          <text:p/>
        </draw:connector>
        <draw:rect draw:style-name="gr1" draw:text-style-name="P3" xml:id="id85" draw:id="id85" draw:layer="layout" svg:width="3.556cm" svg:height="0.762cm" svg:x="14.843cm" svg:y="16.494cm">
          <text:p text:style-name="P1"><text:span text:style-name="T2">API</text:span></text:p>
        </draw:rect>
        <draw:rect draw:style-name="gr3" draw:text-style-name="P3" xml:id="id86" draw:id="id86" draw:layer="layout" svg:width="3.556cm" svg:height="1.016cm" svg:x="14.97cm" svg:y="18.526cm">
          <text:p text:style-name="P1"><text:span text:style-name="T2">render</text:span></text:p>
        </draw:rect>
        <draw:connector draw:style-name="gr4" draw:text-style-name="P1" draw:layer="layout" draw:type="curve" svg:x1="16.621cm" svg:y1="17.256cm" svg:x2="16.748cm" svg:y2="18.526cm" draw:start-shape="id85" draw:start-glue-point="2" draw:end-shape="id86" draw:end-glue-point="0" svg:d="M16621 17256c0 952 127 318 127 127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Dimension_20_Lines" draw:display-name="Dimension Lines" svg:viewBox="0 0 836 110" svg:d="M0 0h278 278 280v36 36 38h-278-278-280v-36-36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9.37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Zoom10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4-13T16:24:07</meta:creation-date>
    <dc:title>Zoom100</dc:title>
    <meta:generator>OpenOffice/4.1.2$Unix OpenOffice.org_project/412m3$Build-9782</meta:generator>
    <meta:editing-duration>PT4H30M6S</meta:editing-duration>
    <meta:editing-cycles>75</meta:editing-cycles>
    <meta:initial-creator>Miriam Zusin</meta:initial-creator>
    <dc:date>2016-04-17T17:36:23</dc:date>
    <dc:creator>Miriam Zusin</dc:creator>
    <meta:document-statistic meta:object-count="172"/>
    <meta:template xlink:type="simple" xlink:actuate="onRequest" xlink:title="Zoom100" xlink:href="../../../../../../Library/Application%20Support/OpenOffice/4/user/template/Zoom100.otg" meta:date="2016-04-13T16:24:06"/>
  </office:meta>
</office:document-meta>
</file>